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44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283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fo:font-weight="bold" style:font-name-asian="Droid Sans Fallback" style:font-size-asian="11pt" style:font-weight-asian="bold" style:font-name-complex="Times New Roman2" style:font-size-complex="11pt" style:font-weight-complex="bold"/>
    </style:style>
    <style:style style:name="ce9" style:family="table-cell" style:parent-style-name="Default">
      <style:table-cell-properties fo:border="0.06pt solid #000000"/>
      <style:text-properties fo:color="#000000" style:font-name="Times New Roman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style:font-name-asian="Droid Sans Fallback" style:font-size-asian="11pt" style:font-name-complex="Lohit Hindi" style:font-size-complex="11pt"/>
    </style:style>
    <style:style style:name="ce11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style:font-name-asian="Calibri" style:font-size-asian="11pt" style:font-name-complex="Calibri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style:font-name-asian="Droid Sans Fallback" style:font-size-asian="11pt" style:font-weight-asian="bold" style:font-name-complex="Times New Roman2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" fo:font-size="11pt" fo:font-weight="bold" style:font-name-asian="Calibri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style:font-name-asian="Calibri" style:font-size-asian="11pt" style:font-name-complex="Calibri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color="#000000" style:font-name="Times New Roman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"/>
    </style:style>
    <style:style style:name="ce26" style:family="table-cell" style:parent-style-name="Default">
      <style:table-cell-properties fo:border="0.79pt solid #000000"/>
      <style:text-properties style:font-name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 New Roman1" style:font-size-asian="10pt" style:font-name-complex="Times New Roman1" style:font-size-complex="10pt"/>
    </style:style>
    <style:style style:name="T3" style:family="text">
      <style:text-properties style:font-name-asian="Droid Sans Fallback" style:language-asian="zh" style:country-asian="CN" style:font-weight-asian="bold" style:font-name-complex="Times New Roman2" style:language-complex="hi" style:country-complex="IN" style:font-weight-complex="bold"/>
    </style:style>
    <style:style style:name="T4" style:family="text">
      <style:text-properties style:font-name-asian="Droid Sans Fallback" style:font-size-asian="11pt" style:font-weight-asian="bold" style:font-name-complex="Lohit Hindi" style:font-size-complex="11pt" style:font-weight-complex="bold"/>
    </style:style>
    <style:style style:name="T5" style:family="text">
      <style:text-properties style:font-name-asian="Droid Sans Fallback" style:font-size-asian="11pt" style:font-name-complex="Lohit Hindi" style:font-size-complex="11pt"/>
    </style:style>
    <style:style style:name="T6" style:family="text">
      <style:text-properties style:font-name-asian="Calibri" style:font-size-asian="11pt" style:font-name-complex="Calibri" style:font-size-complex="11pt"/>
    </style:style>
    <style:style style:name="T7" style:family="text">
      <style:text-properties style:font-name-asian="Calibri" style:font-weight-asian="bold" style:font-weight-complex="bold"/>
    </style:style>
    <style:style style:name="T8" style:family="text">
      <style:text-properties style:font-name-asian="Droid Sans Fallback" style:font-size-asian="11pt" style:language-asian="zh" style:country-asian="CN" style:font-weight-asian="bold" style:font-name-complex="Times New Roman2" style:font-size-complex="11pt" style:language-complex="hi" style:country-complex="IN" style:font-weight-complex="bold"/>
    </style:style>
    <style:style style:name="T9" style:family="text">
      <style:text-properties style:font-name-asian="Times New Roman1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-asian="Calibri" style:font-size-asian="11pt" style:font-weight-asian="bold" style:font-name-complex="Calibri" style:font-size-complex="11pt" style:font-weight-complex="bold"/>
    </style:style>
    <style:style style:name="T11" style:family="text">
      <style:text-properties style:font-name-asian="Arial" style:font-size-asian="11pt" style:font-weight-asian="bold" style:font-name-complex="Arial" style:font-size-complex="11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2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4"/>
          <table:table-cell table:style-name="ce25" office:value-type="string" table:number-columns-spanned="3" table:number-rows-spanned="1">
            <text:p>Mẫu số S 06 - DN</text:p>
          </table:table-cell>
          <table:covered-table-cell table:number-columns-repeated="2" table:style-name="ce26"/>
          <table:table-cell table:number-columns-repeated="1016"/>
        </table:table-row>
        <table:table-row table:style-name="ro2">
          <table:table-cell office:value-type="string">
            <text:p><text:a xlink:href="python://get_company_address()" xlink:type="simple">company_address</text:a></text:p>
          </table:table-cell>
          <table:table-cell table:number-columns-repeated="4"/>
          <table:table-cell table:style-name="ce25" office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number-columns-repeated="2" table:style-name="ce26"/>
          <table:table-cell table:number-columns-repeated="1016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number-columns-repeated="4"/>
          <table:covered-table-cell table:number-columns-repeated="3" table:style-name="ce26"/>
          <table:table-cell table:number-columns-repeated="1016"/>
        </table:table-row>
        <table:table-row table:style-name="ro3">
          <table:table-cell table:style-name="ce4" office:value-type="string" table:number-columns-spanned="8" table:number-rows-spanned="1">
            <text:p>BẢNG CÂN ĐỐI SỐ PHÁT SIN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 office:value-type="string" table:number-columns-spanned="8" table:number-rows-spanned="1">
            <text:p>Từ ngày: <text:span text:style-name="T1"><text:a xlink:href="python://get_start_date()" xlink:type="simple">start_date</text:a></text:span> đến ngày: <text:span text:style-name="T1"><text:a xlink:href="python://get_end_date()" xlink:type="simple">end_date</text:a></text:span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ĐVT: Đồng</text:p>
          </table:table-cell>
          <table:table-cell table:number-columns-repeated="1016"/>
        </table:table-row>
        <table:table-row table:style-name="ro2">
          <table:table-cell table:style-name="ce6" office:value-type="string" table:number-columns-spanned="1" table:number-rows-spanned="2">
            <text:p>Số tài khoản</text:p>
          </table:table-cell>
          <table:table-cell table:style-name="ce6" office:value-type="string" table:number-columns-spanned="1" table:number-rows-spanned="2">
            <text:p>Tên tài khoản</text:p>
          </table:table-cell>
          <table:table-cell table:style-name="ce6" office:value-type="string" table:number-columns-spanned="2" table:number-rows-spanned="1">
            <text:p>Số dư đầu kỳ</text:p>
          </table:table-cell>
          <table:covered-table-cell table:style-name="ce6"/>
          <table:table-cell table:style-name="ce6" office:value-type="string" table:number-columns-spanned="2" table:number-rows-spanned="1">
            <text:p>Phát sinh trong kỳ</text:p>
          </table:table-cell>
          <table:covered-table-cell table:style-name="ce6"/>
          <table:table-cell table:style-name="ce6" office:value-type="string" table:number-columns-spanned="2" table:number-rows-spanned="1">
            <text:p>Số dư cuối kỳ</text:p>
          </table:table-cell>
          <table:covered-table-cell table:style-name="ce6"/>
          <table:table-cell table:number-columns-repeated="1016"/>
        </table:table-row>
        <table:table-row table:style-name="ro2">
          <table:covered-table-cell table:number-columns-repeated="2" table:style-name="ce6"/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  <table:table-cell table:number-columns-repeated="1016"/>
        </table:table-row>
        <table:table-row table:style-name="ro5">
          <table:table-cell table:style-name="ce7" office:value-type="string" table:number-columns-spanned="8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8" office:value-type="string" table:number-columns-spanned="8" table:number-rows-spanned="1">
            <text:p><text:span text:style-name="T3"><text:a xlink:href="python://if%20test=%22line['acc_level']%20!=%20%2010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8" office:value-type="string" table:number-columns-spanned="8" table:number-rows-spanned="1">
            <text:p><text:span text:style-name="T3"><text:a xlink:href="python://if%20test=%22len(line['coa_code'])%20=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9" office:value-type="string">
            <text:p><text:span text:style-name="T4"><text:a xlink:href="python://line['coa_code']%20or%20''" xlink:type="simple">coa_code</text:a></text:span></text:p>
          </table:table-cell>
          <table:table-cell table:style-name="ce9" office:value-type="string">
            <text:p><text:span text:style-name="T4"><text:a xlink:href="python://line['coa_name']" xlink:type="simple">coa_name</text:a></text:span></text:p>
          </table:table-cell>
          <table:table-cell table:style-name="ce22" office:value-type="string">
            <text:p><text:span text:style-name="T11"><text:a xlink:href="python://line['begin_dr']" xlink:type="simple">begin_dr</text:a></text:span></text:p>
          </table:table-cell>
          <table:table-cell table:style-name="ce22" office:value-type="string">
            <text:p><text:span text:style-name="T11"><text:a xlink:href="python://line['begin_cr']" xlink:type="simple">begin_cr</text:a></text:span></text:p>
          </table:table-cell>
          <table:table-cell table:style-name="ce22" office:value-type="string">
            <text:p><text:span text:style-name="T11"><text:a xlink:href="python://line['period_dr']" xlink:type="simple">period_dr</text:a></text:span></text:p>
          </table:table-cell>
          <table:table-cell table:style-name="ce22" office:value-type="string">
            <text:p><text:span text:style-name="T11"><text:a xlink:href="python://line['period_cr']" xlink:type="simple">period_cr</text:a></text:span></text:p>
          </table:table-cell>
          <table:table-cell table:style-name="ce22" office:value-type="string">
            <text:p><text:span text:style-name="T11"><text:a xlink:href="python://line['end_dr']" xlink:type="simple">end_dr</text:a></text:span></text:p>
          </table:table-cell>
          <table:table-cell table:style-name="ce22" office:value-type="string">
            <text:p><text:span text:style-name="T11"><text:a xlink:href="python://line['end_cr']" xlink:type="simple">end_cr</text:a></text:span></text:p>
          </table:table-cell>
          <table:table-cell table:number-columns-repeated="1016"/>
        </table:table-row>
        <table:table-row table:style-name="ro2">
          <table:table-cell table:style-name="ce10" office:value-type="string" table:number-columns-spanned="8" table:number-rows-spanned="1">
            <text:p><text:span text:style-name="T5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8" office:value-type="string" table:number-columns-spanned="8" table:number-rows-spanned="1">
            <text:p><text:span text:style-name="T3"><text:a xlink:href="python://if%20test=%22len(line['coa_code'])%20!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7">
          <table:table-cell table:style-name="ce11" office:value-type="string">
            <text:p><text:a xlink:href="python://line['coa_code']%20or%20''" xlink:type="simple">coa_code</text:a></text:p>
          </table:table-cell>
          <table:table-cell table:style-name="ce11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0" office:value-type="string" table:number-columns-spanned="8" table:number-rows-spanned="1">
            <text:p><text:span text:style-name="T5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10" office:value-type="string" table:number-columns-spanned="8" table:number-rows-spanned="1">
            <text:p><text:span text:style-name="T5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12" office:value-type="string" table:number-columns-spanned="8" table:number-rows-spanned="1">
            <text:p><text:span text:style-name="T6"><text:a xlink:href="python:///for" xlink:type="simple">end 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<text:span text:style-name="T2"><text:a xlink:href="python://for%20each=%22line%20in%20get_total_line()%20%22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7">
          <table:table-cell table:style-name="ce13" office:value-type="string" table:number-columns-spanned="2" table:number-rows-spanned="1">
            <text:p>Sub Total</text:p>
          </table:table-cell>
          <table:covered-table-cell table:style-name="ce21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2" office:value-type="string" table:number-columns-spanned="8" table:number-rows-spanned="1">
            <text:p><text:span text:style-name="T6"><text:a xlink:href="python:///for" xlink:type="simple">end 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3" office:value-type="string" table:number-columns-spanned="8" table:number-rows-spanned="1">
            <text:p>Tài Khoản Trung Gian 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<text:span text:style-name="T2"><text:a xlink:href="python://for%20each=%22line%20in%20get_line1()%20%22" xlink:type="simple">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4" office:value-type="string" table:number-columns-spanned="8" table:number-rows-spanned="1">
            <text:p><text:span text:style-name="T3"><text:a xlink:href="python://if%20test=%22len(line['coa_code'])%20==%20%203%22" xlink:type="simple">if 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style-name="ce15" office:value-type="string">
            <text:p><text:span text:style-name="T7"><text:a xlink:href="python://line['coa_code']%20or%20''" xlink:type="simple">coa_code</text:a></text:span></text:p>
          </table:table-cell>
          <table:table-cell table:style-name="ce21" office:value-type="string">
            <text:p><text:a xlink:href="python://line['coa_name']" xlink:type="simple">coa_name</text:a></text:p>
          </table:table-cell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0" office:value-type="string" table:number-columns-spanned="8" table:number-rows-spanned="1">
            <text:p><text:span text:style-name="T5"><text:a xlink:href="python:///if" xlink:type="simple">end if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4" office:value-type="string" table:number-columns-spanned="8" table:number-rows-spanned="1">
            <text:p><text:span text:style-name="T8"><text:a xlink:href="python://if%20test=%22len(line['coa_code'])%20!=%20%203%22" xlink:type="simple">if 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style-name="ce11" office:value-type="string">
            <text:p><text:a xlink:href="python://line['coa_code']%20or%20''" xlink:type="simple">coa_code</text:a></text:p>
          </table:table-cell>
          <table:table-cell table:style-name="ce11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0" office:value-type="string" table:number-columns-spanned="8" table:number-rows-spanned="1">
            <text:p><text:span text:style-name="T5"><text:a xlink:href="python:///if" xlink:type="simple">end if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6" office:value-type="string" table:number-columns-spanned="8" table:number-rows-spanned="1">
            <text:p><text:span text:style-name="T6"><text:a xlink:href="python:///for" xlink:type="simple">end 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7" office:value-type="string" table:number-columns-spanned="8" table:number-rows-spanned="1">
            <text:p><text:span text:style-name="T9"><text:a xlink:href="python://for%20each=%22line%20in%20get_total_line1()%20%22" xlink:type="simple">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style-name="ce13" office:value-type="string" table:number-columns-spanned="2" table:number-rows-spanned="1">
            <text:p>Sub Total</text:p>
          </table:table-cell>
          <table:covered-table-cell table:style-name="ce11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8" office:value-type="string" table:number-columns-spanned="8" table:number-rows-spanned="1">
            <text:p><text:span text:style-name="T10"><text:a xlink:href="python:///for" xlink:type="simple">end 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8">
          <table:table-cell table:style-name="ce11" table:number-columns-repeated="8"/>
          <table:table-cell table:number-columns-repeated="1016"/>
        </table:table-row>
        <table:table-row table:style-name="ro2">
          <table:table-cell table:style-name="ce17" office:value-type="string" table:number-columns-spanned="8" table:number-rows-spanned="1">
            <text:p><text:span text:style-name="T9"><text:a xlink:href="python://for%20each=%22line%20in%20get_total_line3()%20%22" xlink:type="simple">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style-name="ce13" office:value-type="string" table:number-columns-spanned="2" table:number-rows-spanned="1">
            <text:p>Total</text:p>
          </table:table-cell>
          <table:covered-table-cell table:style-name="ce11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2">
          <table:table-cell table:style-name="ce18" office:value-type="string" table:number-columns-spanned="8" table:number-rows-spanned="1">
            <text:p><text:span text:style-name="T10"><text:a xlink:href="python:///for" xlink:type="simple">end for</text:a>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6"/>
          <table:table-cell table:style-name="ce19" office:value-type="string" table:number-columns-spanned="2" table:number-rows-spanned="1">
            <text:p>Ngày … tháng … năm ……</text:p>
          </table:table-cell>
          <table:covered-table-cell/>
          <table:table-cell table:number-columns-repeated="1016"/>
        </table:table-row>
        <table:table-row table:style-name="ro2">
          <table:table-cell table:style-name="ce5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5" office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5" office:value-type="string" table:number-columns-spanned="2" table:number-rows-spanned="1">
            <text:p>Giám đốc</text:p>
          </table:table-cell>
          <table:covered-table-cell/>
          <table:table-cell table:number-columns-repeated="1016"/>
        </table:table-row>
        <table:table-row table:style-name="ro10">
          <table:table-cell table:style-name="ce19" office:value-type="string" table:number-columns-spanned="2" table:number-rows-spanned="1">
            <text:p>(Ký, họ tên)</text:p>
          </table:table-cell>
          <table:covered-table-cell/>
          <table:table-cell/>
          <table:table-cell table:style-name="ce19" office:value-type="string" table:number-columns-spanned="2" table:number-rows-spanned="1">
            <text:p>(Ký, họ tên)</text:p>
          </table:table-cell>
          <table:covered-table-cell/>
          <table:table-cell/>
          <table:table-cell table:style-name="ce19" office:value-type="string" table:number-columns-spanned="2" table:number-rows-spanned="1">
            <text:p>(Ký, họ tên)</text:p>
          </table:table-cell>
          <table:covered-table-cell/>
          <table:table-cell table:number-columns-repeated="1016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9:49:08</meta:creation-date>
    <meta:generator>LibreOffice/3.5$Linux_X86_64 LibreOffice_project/350m1$Build-2</meta:generator>
    <dc:date>2015-08-31T20:31:40</dc:date>
    <dc:creator>phung11764 </dc:creator>
    <meta:editing-duration>PT31M30S</meta:editing-duration>
    <meta:editing-cycles>32</meta:editing-cycles>
    <meta:document-statistic meta:table-count="3" meta:cell-count="100" meta:object-count="0"/>
  </office:meta>
</office:document-meta>
</file>